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bf8" officeooo:paragraph-rsid="001d4bfb"/>
    </style:style>
    <style:style style:name="P2" style:family="paragraph" style:parent-style-name="Standard">
      <style:text-properties officeooo:rsid="001d4bfb" officeooo:paragraph-rsid="001d4bfb"/>
    </style:style>
    <style:style style:name="P3" style:family="paragraph" style:parent-style-name="Standard">
      <style:text-properties officeooo:rsid="001d4bfb" officeooo:paragraph-rsid="001ecaf0"/>
    </style:style>
    <style:style style:name="P4" style:family="paragraph" style:parent-style-name="Standard">
      <style:text-properties officeooo:rsid="001ecaf0" officeooo:paragraph-rsid="001ecaf0"/>
    </style:style>
    <style:style style:name="P5" style:family="paragraph" style:parent-style-name="Standard">
      <style:text-properties officeooo:rsid="001ecaf0" officeooo:paragraph-rsid="00219321"/>
    </style:style>
    <style:style style:name="T1" style:family="text">
      <style:text-properties officeooo:rsid="001c3d24"/>
    </style:style>
    <style:style style:name="T2" style:family="text">
      <style:text-properties officeooo:rsid="001d4bfb"/>
    </style:style>
    <style:style style:name="T3" style:family="text">
      <style:text-properties officeooo:rsid="001ecaf0"/>
    </style:style>
    <style:style style:name="T4" style:family="text">
      <style:text-properties officeooo:rsid="00201665"/>
    </style:style>
    <style:style style:name="T5" style:family="text">
      <style:text-properties officeooo:rsid="00219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Оппл с фингалом в глазу*</text:p>
      <text:p text:style-name="P1"><text:span text:style-name="T1">*сосед*: </text:span><text:span text:style-name="T2">Сильно тебя так</text:span></text:p>
      <text:p text:style-name="P2"><text:span text:style-name="T3">*</text:span>Оппл<text:span text:style-name="T3">*</text:span>: Знаю, что это очень личное, но…</text:p>
      <text:p text:style-name="P2">^камера на край накидки *Соседа*, где виднеется вызженность на месте кьютимарки^</text:p>
      <text:p text:style-name="P3"><text:span text:style-name="T3">*</text:span>Оппл<text:span text:style-name="T3">*</text:span>: Не могу понять, как у Вас Пегасов устроено общество. Почему когда я спросил у одного пегаса, с которым хорошо завязал разговор, что значит вызженная кьюти-марка у пегасов, я вместо ответа или молчания, получил это. Я не злюсь, на него, видимо это очень сакральная тема у пегасов и мне совершенно не следовало о ней спрашивать, в особенности <text:span text:style-name="T3">у того, с кем у меня нет дружественных отношений.</text:span></text:p>
      <text:p text:style-name="P4">*Оппл*: Просто, ты однажды отмалчивался и уходил от темы, когда в прошлый раз тебя спрашивал об этом.</text:p>
      <text:p text:style-name="P4">*Сосед*: …</text:p>
      <text:p text:style-name="P4">*Оппл*: …</text:p>
      <text:p text:style-name="P3"><text:span text:style-name="T3">*Оппл*: Извини. Я больше не буду поднимать эту тему<text:line-break/>^Оппл начал разворачиваться и уходить^</text:span></text:p>
      <text:p text:style-name="P4">*Сосед*: Таких как я пегасы называют изгоями. </text:p>
      <text:p text:style-name="P4">*Сосед*: <text:span text:style-name="T5">Есть и те из кого делают “удобрение”.</text:span></text:p>
      <text:p text:style-name="P5">*Сосед*: <text:span text:style-name="T5">Больше никогда не спрашивай у Пегасов или у кого-то ещё ни про изгоев, ни тем более про радужное удобрение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6-02-15T11:55:47.410458979</dc:date>
    <meta:editing-duration>PT49M4S</meta:editing-duration>
    <meta:editing-cycles>14</meta:editing-cycles>
    <meta:document-statistic meta:table-count="0" meta:image-count="0" meta:object-count="0" meta:page-count="1" meta:paragraph-count="12" meta:word-count="163" meta:character-count="984" meta:non-whitespace-character-count="832"/>
  </office:meta>
</office:document-meta>
</file>